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801D6EB64D95062FA0.png" manifest:media-type="image/png"/>
  <manifest:file-entry manifest:full-path="Pictures/10000201000000800000008017B48A2EC8E69266.png" manifest:media-type="image/png"/>
  <manifest:file-entry manifest:full-path="Pictures/100002010000008000000080214E59CE4761A24F.png" manifest:media-type="image/png"/>
  <manifest:file-entry manifest:full-path="Pictures/1000020100000080000000808365BAA0152497A6.png" manifest:media-type="image/png"/>
  <manifest:file-entry manifest:full-path="Pictures/10000201000000C8000000C8A667D7D1E0677761.png" manifest:media-type="image/png"/>
  <manifest:file-entry manifest:full-path="Pictures/10000201000000900000007D5C75415EEEF593E0.png" manifest:media-type="image/png"/>
  <manifest:file-entry manifest:full-path="Pictures/10000201000000900000007D0C9BA9F6C2CCE78B.png" manifest:media-type="image/png"/>
  <manifest:file-entry manifest:full-path="Pictures/10000201000000C8000000C852F506A07A93A473.png" manifest:media-type="image/png"/>
  <manifest:file-entry manifest:full-path="Pictures/1000020100000080000000803DE23D786F5E3E9A.png" manifest:media-type="image/png"/>
  <manifest:file-entry manifest:full-path="Pictures/10000201000000800000008045248CBA8ED0F2E7.png" manifest:media-type="image/png"/>
  <manifest:file-entry manifest:full-path="Pictures/1000020100000080000000808CF30E1074A7B46E.png" manifest:media-type="image/png"/>
  <manifest:file-entry manifest:full-path="Pictures/100002010000008000000080C7CA3622432817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49cm, 0.12cm, 0.049cm, 0.16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x="7.878cm" svg:y="1.563cm" svg:width="3.387cm" svg:height="3.387cm" draw:z-index="0"><draw:image xlink:href="Pictures/1000020100000080000000801D6EB64D95062FA0.png" xlink:type="simple" xlink:show="embed" xlink:actuate="onLoad"/></draw:frame><draw:frame draw:style-name="fr1" draw:name="Obraz2" text:anchor-type="paragraph" svg:x="7.878cm" svg:y="4.948cm" svg:width="3.387cm" svg:height="3.387cm" draw:z-index="1"><draw:image xlink:href="Pictures/10000201000000800000008017B48A2EC8E69266.png" xlink:type="simple" xlink:show="embed" xlink:actuate="onLoad"/></draw:frame><draw:frame draw:style-name="fr2" draw:name="Obraz3" text:anchor-type="paragraph" svg:x="4.489cm" svg:y="1.563cm" svg:width="3.39cm" svg:height="3.39cm" draw:z-index="2"><draw:image xlink:href="Pictures/10000201000000900000007D0C9BA9F6C2CCE78B.png" xlink:type="simple" xlink:show="embed" xlink:actuate="onLoad"/></draw:frame><draw:frame draw:style-name="fr2" draw:name="Obraz4" text:anchor-type="paragraph" svg:x="4.489cm" svg:y="4.951cm" svg:width="3.39cm" svg:height="3.39cm" draw:z-index="3"><draw:image xlink:href="Pictures/10000201000000900000007D5C75415EEEF593E0.png" xlink:type="simple" xlink:show="embed" xlink:actuate="onLoad"/></draw:frame><draw:frame draw:style-name="fr1" draw:name="Obraz5" text:anchor-type="paragraph" svg:x="4.489cm" svg:y="8.333cm" svg:width="3.39cm" svg:height="3.39cm" draw:z-index="4"><draw:image xlink:href="Pictures/10000201000000C8000000C852F506A07A93A473.png" xlink:type="simple" xlink:show="embed" xlink:actuate="onLoad"/></draw:frame><draw:frame draw:style-name="fr1" draw:name="Obraz6" text:anchor-type="paragraph" svg:x="4.489cm" svg:y="11.714cm" svg:width="3.39cm" svg:height="3.39cm" draw:z-index="5"><draw:image xlink:href="Pictures/10000201000000C8000000C8A667D7D1E0677761.png" xlink:type="simple" xlink:show="embed" xlink:actuate="onLoad"/></draw:frame><draw:frame draw:style-name="fr1" draw:name="Obraz7" text:anchor-type="paragraph" svg:x="7.878cm" svg:y="8.333cm" svg:width="3.387cm" svg:height="3.387cm" draw:z-index="6"><draw:image xlink:href="Pictures/1000020100000080000000803DE23D786F5E3E9A.png" xlink:type="simple" xlink:show="embed" xlink:actuate="onLoad"/></draw:frame><draw:frame draw:style-name="fr1" draw:name="Obraz8" text:anchor-type="paragraph" svg:x="7.878cm" svg:y="11.718cm" svg:width="3.387cm" svg:height="3.387cm" draw:z-index="7"><draw:image xlink:href="Pictures/1000020100000080000000808365BAA0152497A6.png" xlink:type="simple" xlink:show="embed" xlink:actuate="onLoad"/></draw:frame><draw:frame draw:style-name="fr1" draw:name="Obraz9" text:anchor-type="paragraph" svg:x="11.262cm" svg:y="8.333cm" svg:width="3.387cm" svg:height="3.387cm" draw:z-index="8"><draw:image xlink:href="Pictures/100002010000008000000080214E59CE4761A24F.png" xlink:type="simple" xlink:show="embed" xlink:actuate="onLoad"/></draw:frame><draw:frame draw:style-name="fr1" draw:name="Obraz10" text:anchor-type="paragraph" svg:x="11.262cm" svg:y="11.718cm" svg:width="3.387cm" svg:height="3.387cm" draw:z-index="9"><draw:image xlink:href="Pictures/10000201000000800000008045248CBA8ED0F2E7.png" xlink:type="simple" xlink:show="embed" xlink:actuate="onLoad"/></draw:frame><draw:frame draw:style-name="fr1" draw:name="Obraz11" text:anchor-type="paragraph" svg:x="11.262cm" svg:y="1.563cm" svg:width="3.387cm" svg:height="3.387cm" draw:z-index="10"><draw:image xlink:href="Pictures/1000020100000080000000808CF30E1074A7B46E.png" xlink:type="simple" xlink:show="embed" xlink:actuate="onLoad"/></draw:frame><draw:frame draw:style-name="fr1" draw:name="Obraz12" text:anchor-type="paragraph" svg:x="11.262cm" svg:y="4.948cm" svg:width="3.387cm" svg:height="3.387cm" draw:z-index="11"><draw:image xlink:href="Pictures/100002010000008000000080C7CA36224328173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1T16:34:18.112000000</dc:date>
    <meta:editing-duration>PT8M24S</meta:editing-duration>
    <meta:editing-cycles>2</meta:editing-cycles>
    <meta:generator>LibreOffice/5.3.1.2$Windows_X86_64 LibreOffice_project/e80a0e0fd1875e1696614d24c32df0f95f03deb2</meta:generator>
    <meta:document-statistic meta:table-count="0" meta:image-count="12" meta:object-count="0" meta:page-count="1" meta:paragraph-count="0" meta:word-count="0" meta:character-count="0" meta:non-whitespace-character-count="0"/>
  </office:meta>
</office:document-meta>
</file>